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7*"/>
    </style:style>
    <style:style style:name="Таблица2.B" style:family="table-column">
      <style:table-column-properties style:column-width="8.251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3" style:family="table-cell">
      <style:table-cell-properties fo:padding="0.097cm" fo:border-left="0.5pt solid #000000" fo:border-right="none" fo:border-top="none" fo:border-bottom="0.5pt solid #000000"/>
    </style:style>
    <style:style style:name="Таблица2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4" style:family="table-cell">
      <style:table-cell-properties fo:padding="0.097cm" fo:border-left="0.5pt solid #000000" fo:border-right="none" fo:border-top="none" fo:border-bottom="0.5pt solid #000000"/>
    </style:style>
    <style:style style:name="Таблица2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5" style:family="table-cell">
      <style:table-cell-properties fo:padding="0.097cm" fo:border-left="0.5pt solid #000000" fo:border-right="none" fo:border-top="none" fo:border-bottom="0.5pt solid #000000"/>
    </style:style>
    <style:style style:name="Таблица2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6" style:family="table-cell">
      <style:table-cell-properties fo:padding="0.097cm" fo:border-left="0.5pt solid #000000" fo:border-right="none" fo:border-top="none" fo:border-bottom="0.5pt solid #000000"/>
    </style:style>
    <style:style style:name="Таблица2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7" style:family="table-cell">
      <style:table-cell-properties fo:padding="0.097cm" fo:border-left="0.5pt solid #000000" fo:border-right="none" fo:border-top="none" fo:border-bottom="0.5pt solid #000000"/>
    </style:style>
    <style:style style:name="Таблица2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A8" style:family="table-cell">
      <style:table-cell-properties fo:padding="0.097cm" fo:border-left="0.5pt solid #000000" fo:border-right="none" fo:border-top="none" fo:border-bottom="0.5pt solid #000000"/>
    </style:style>
    <style:style style:name="Таблица2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8.25cm" style:rel-column-width="32767*"/>
    </style:style>
    <style:style style:name="Таблица3.B" style:family="table-column">
      <style:table-column-properties style:column-width="8.251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8.25cm" style:rel-column-width="32767*"/>
    </style:style>
    <style:style style:name="Таблица4.B" style:family="table-column">
      <style:table-column-properties style:column-width="8.251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8f8326" officeooo:paragraph-rsid="008f8326" style:font-size-asian="14pt" style:language-asian="ru" style:country-asian="RU" style:font-name-complex="Times New Roman1" style:font-size-complex="14pt" style:language-complex="ar" style:country-complex="SA"/>
    </style:style>
    <style:style style:name="P9" style:family="paragraph" style:parent-style-name="Standard">
      <style:text-properties fo:color="#000000" loext:opacity="100%" style:font-name="Times New Roman3" fo:font-size="14pt" fo:language="ru" fo:country="RU" officeooo:rsid="0013326f" officeooo:paragraph-rsid="0060ca6d" style:font-size-asian="14pt" style:language-asian="ru" style:country-asian="RU" style:font-name-complex="Times New Roman1" style:font-size-complex="12pt" style:language-complex="ar" style:country-complex="SA"/>
    </style:style>
    <style:style style:name="P10" style:family="paragraph" style:parent-style-name="Text_20_body">
      <style:text-properties fo:color="#000000" loext:opacity="100%" style:font-name="Times New Roman3" fo:font-size="14pt" fo:language="ru" fo:country="RU" officeooo:rsid="000ef043" style:font-size-asian="14pt" style:language-asian="ru" style:country-asian="RU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3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3" officeooo:rsid="003c29dd" officeooo:paragraph-rsid="003c29dd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officeooo:rsid="0094ad81" officeooo:paragraph-rsid="0094ad81" style:font-size-asian="10.5pt" style:language-asian="ru" style:country-asian="RU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7" style:family="paragraph" style:parent-style-name="Text_20_body">
      <style:text-properties fo:color="#000000" loext:opacity="100%" officeooo:rsid="000ef043" officeooo:paragraph-rsid="000ef043"/>
    </style:style>
    <style:style style:name="P18" style:family="paragraph" style:parent-style-name="Text_20_body">
      <style:text-properties fo:color="#000000" loext:opacity="100%" officeooo:rsid="0014324b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officeooo:rsid="009a2d35" officeooo:paragraph-rsid="009a2d35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91145d" officeooo:paragraph-rsid="0091145d" style:font-size-asian="14pt" style:font-name-complex="Times New Roman1" style:font-size-complex="14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91145d" officeooo:paragraph-rsid="0091145d" style:font-size-asian="14pt" style:font-weight-asian="bold" style:font-name-complex="Times New Roman1" style:font-size-complex="14pt" style:font-weight-complex="bold"/>
    </style:style>
    <style:style style:name="P23" style:family="paragraph" style:parent-style-name="Heading_20_2">
      <style:paragraph-properties fo:break-before="page"/>
      <style:text-properties fo:color="#000000" loext:opacity="100%"/>
    </style:style>
    <style:style style:name="P24" style:family="paragraph" style:parent-style-name="Heading_20_2">
      <style:text-properties fo:color="#000000" loext:opacity="100%" officeooo:paragraph-rsid="008ed716"/>
    </style:style>
    <style:style style:name="P25" style:family="paragraph" style:parent-style-name="Heading_20_2">
      <style:text-properties fo:color="#000000" loext:opacity="100%"/>
    </style:style>
    <style:style style:name="P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fo:font-style="normal" officeooo:rsid="008f8326" officeooo:paragraph-rsid="008f8326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2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fo:font-style="normal" officeooo:rsid="003e849e" officeooo:paragraph-rsid="004016cd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29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fo:font-style="normal" officeooo:rsid="003e849e" officeooo:paragraph-rsid="009af906" style:font-size-asian="14pt" style:language-asian="ru" style:country-asian="RU" style:font-style-asian="normal" style:font-name-complex="Times New Roman1" style:font-size-complex="14pt" style:language-complex="ar" style:country-complex="SA" style:font-style-complex="normal"/>
    </style:style>
    <style:style style:name="P30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3e849e" officeooo:paragraph-rsid="004016cd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4pt" fo:language="ru" fo:country="RU" officeooo:rsid="009abfdd" officeooo:paragraph-rsid="009abfdd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Standard">
      <style:text-properties fo:color="#000000" loext:opacity="100%" style:font-name="Times New Roman3" fo:font-size="14pt" fo:language="ru" fo:country="RU" officeooo:rsid="00a1e29b" officeooo:paragraph-rsid="00a1e29b" style:font-size-asian="14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Standard">
      <style:text-properties fo:color="#000000" loext:opacity="100%" style:font-name="Times New Roman3" fo:font-size="14pt" fo:language="ru" fo:country="RU" officeooo:rsid="00a2e9bf" officeooo:paragraph-rsid="00a2e9bf" style:font-size-asian="14pt" style:language-asian="ru" style:country-asian="RU" style:font-name-complex="Times New Roman1" style:font-size-complex="12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fo:font-style="normal" officeooo:rsid="0091145d" officeooo:paragraph-rsid="0091145d" style:font-size-asian="12pt" style:language-asian="ru" style:country-asian="RU" style:font-style-asian="normal" style:font-name-complex="Times New Roman1" style:font-size-complex="12pt" style:language-complex="ar" style:country-complex="SA" style:font-style-complex="normal"/>
    </style:style>
    <style:style style:name="P3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loext:opacity="100%" style:font-name="Times New Roman3" fo:font-size="12pt" fo:language="ru" fo:country="RU" officeooo:rsid="0094ad81" officeooo:paragraph-rsid="009af906" style:font-size-asian="10.5pt" style:language-asian="ru" style:country-asian="RU" style:font-name-complex="Times New Roman1" style:font-size-complex="12pt" style:language-complex="ar" style:country-complex="SA"/>
    </style:style>
    <style:style style:name="P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weight="bold" officeooo:rsid="0091145d" officeooo:paragraph-rsid="009af906" style:font-size-asian="14pt" style:font-weight-asian="bold" style:font-name-complex="Times New Roman1" style:font-size-complex="14pt" style:font-weight-complex="bold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91145d" officeooo:paragraph-rsid="009af906" style:font-size-asian="14pt" style:font-name-complex="Times New Roman1" style:font-size-complex="14pt"/>
    </style:style>
    <style:style style:name="P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9d8ee2" officeooo:paragraph-rsid="009d8ee2" style:font-size-asian="14pt" style:font-name-complex="Times New Roman1" style:font-size-complex="14pt"/>
    </style:style>
    <style:style style:name="P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0183e" officeooo:paragraph-rsid="00a0183e" style:font-size-asian="14pt" style:font-name-complex="Times New Roman1" style:font-size-complex="14pt"/>
    </style:style>
    <style:style style:name="P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a1e29b" officeooo:paragraph-rsid="00a1e29b" style:font-size-asian="14pt" style:font-name-complex="Times New Roman1" style:font-size-complex="14pt"/>
    </style:style>
    <style:style style:name="P41" style:family="paragraph" style:parent-style-name="Text_20_body">
      <style:text-properties fo:color="#000000" loext:opacity="100%" officeooo:rsid="009abfdd" officeooo:paragraph-rsid="009abfdd"/>
    </style:style>
    <style:style style:name="P42" style:family="paragraph" style:parent-style-name="Text_20_body">
      <style:text-properties fo:color="#000000" loext:opacity="100%" style:font-name="Times New Roman3" fo:font-size="14pt" officeooo:rsid="009abfdd" officeooo:paragraph-rsid="009abfdd"/>
    </style:style>
    <style:style style:name="P43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3" fo:font-size="14pt" fo:font-style="normal" style:text-underline-style="none" fo:font-weight="normal" officeooo:rsid="009abfdd" officeooo:paragraph-rsid="009abfdd" style:text-blinking="false" fo:background-color="transparent"/>
    </style:style>
    <style:style style:name="T1" style:family="text">
      <style:text-properties fo:text-transform="uppercas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2" style:family="text">
      <style:text-properties style:font-name="Times New Roman3" fo:font-size="14pt" fo:language="ru" fo:country="RU" fo:font-weight="bol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3" style:family="text">
      <style:text-properties style:font-name="Times New Roman3" fo:font-size="14pt" fo:language="ru" fo:country="RU" fo:font-weight="bold" officeooo:rsid="003c29dd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4" style:family="text">
      <style:text-properties style:font-name="Times New Roman3" fo:font-size="14pt" fo:language="ru" fo:country="RU" fo:font-weight="bold" officeooo:rsid="009aab6a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5" style:family="text">
      <style:text-properties style:font-name="Times New Roman3" style:font-size-complex="14pt"/>
    </style:style>
    <style:style style:name="T6" style:family="text">
      <style:text-properties style:font-name="Times New Roman3" officeooo:rsid="003c29dd" style:font-size-complex="14pt"/>
    </style:style>
    <style:style style:name="T7" style:family="text">
      <style:text-properties fo:font-variant="normal" fo:text-transform="none" fo:color="#000000" loext:opacity="100%" style:font-name="Times New Roman3" fo:font-size="14pt" fo:language="ru" fo:country="RU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3" fo:font-size="14pt" fo:language="ru" fo:country="RU" officeooo:rsid="008ed716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000000" loext:opacity="100%" style:font-name="Times New Roman3" fo:font-size="14pt" fo:language="ru" fo:country="RU" officeooo:rsid="009aab6a" style:font-size-asian="14pt" style:language-asian="ru" style:country-asian="RU" style:font-name-complex="Times New Roman1" style:font-size-complex="14pt" style:language-complex="ar" style:country-complex="SA" style:font-weight-complex="bold"/>
    </style:style>
    <style:style style:name="T10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1" style:family="text">
      <style:text-properties officeooo:rsid="003c29d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9abfdd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9279cd" style:font-style-asian="normal" style:font-style-complex="normal"/>
    </style:style>
    <style:style style:name="T16" style:family="text">
      <style:text-properties fo:font-style="normal" officeooo:rsid="0092bc73" style:font-style-asian="normal" style:font-style-complex="normal"/>
    </style:style>
    <style:style style:name="T17" style:family="text">
      <style:text-properties fo:font-style="normal" officeooo:rsid="0096d26a" style:font-style-asian="normal" style:font-style-complex="normal"/>
    </style:style>
    <style:style style:name="T18" style:family="text">
      <style:text-properties fo:font-style="normal" officeooo:rsid="009abfdd" style:font-style-asian="normal" style:font-style-complex="normal"/>
    </style:style>
    <style:style style:name="T19" style:family="text">
      <style:text-properties fo:font-style="normal" officeooo:rsid="009af906" style:font-style-asian="normal" style:font-style-complex="normal"/>
    </style:style>
    <style:style style:name="T20" style:family="text">
      <style:text-properties officeooo:rsid="009374e9"/>
    </style:style>
    <style:style style:name="T21" style:family="text">
      <style:text-properties officeooo:rsid="009abfdd"/>
    </style:style>
    <style:style style:name="T22" style:family="text">
      <style:text-properties officeooo:rsid="00a2e9bf"/>
    </style:style>
    <style:style style:name="T23" style:family="text">
      <style:text-properties officeooo:rsid="00a43c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20">Санкт-Петербургский государственный</text:p>
      <text:p text:style-name="P20">электротехнический университет</text:p>
      <text:p text:style-name="P20">«ЛЭТИ» им. В.И. Ульянова (Ленина)</text:p>
      <text:p text:style-name="P4">Кафедра МО ЭВМ</text:p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Book_20_Title"><text:span text:style-name="T1">отчет</text:span></text:span></text:p>
      <text:p text:style-name="P15"><text:span text:style-name="T2">по лабораторной работе №</text:span><text:span text:style-name="T4">3</text:span></text:p>
      <text:p text:style-name="P15"><text:span text:style-name="T2">по дисциплине «</text:span><text:span text:style-name="T3">Параллельные алгоритмы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8">Реализация потокобезопасных структур данных </text:span></text:span><text:span text:style-name="Book_20_Title"><text:span text:style-name="T9">без</text:span></text:span><text:span text:style-name="Book_20_Title"><text:span text:style-name="T8"> блокиров</text:span></text:span><text:span text:style-name="Book_20_Title"><text:span text:style-name="T9">ок</text:span></text:span><text:span text:style-name="Book_20_Title"><text:span text:style-name="T8">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5">Студент гр. 0</text:span><text:span text:style-name="T6">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Сергеева Е.И.</text:p>
          </table:table-cell>
        </table:table-row>
      </table:table>
      <text:p text:style-name="P6"/>
      <text:p text:style-name="P6"/>
      <text:p text:style-name="P6">Санкт-Петербург</text:p>
      <text:p text:style-name="P7">20<text:span text:style-name="T11">23</text:span></text:p>
      <text:h text:style-name="P23" text:outline-level="2">Цель работы.</text:h>
      <text:p text:style-name="P41">Изучить способы реализации потокобезопасных структур без блокировок.</text:p>
      <text:p text:style-name="P17"/>
      <text:h text:style-name="P24" text:outline-level="2">Задание.</text:h>
      <text:p text:style-name="P43">Выполняется на основе работы 2.</text:p>
      <text:p text:style-name="P43">Реализовать очередь, удовлетворяющую lock-free гарантии прогресса.</text:p>
      <text:p text:style-name="P42"><text:span text:style-name="T10">Протестировать доступ к реализованной структуре данных в случае нескольких потоков производителей и потребителей.</text:span></text:p>
      <text:p text:style-name="P10"/>
      <text:h text:style-name="P25" text:outline-level="2">Выполнение работы.</text:h>
      <text:p text:style-name="P30">1. <text:span text:style-name="T21">Для реализации потокобезопасной очереди без блокировок создан класс Handler, который имеет ряд методов: </text:span><text:span text:style-name="T13">Handler()</text:span><text:span text:style-name="T21"> - конструктор, </text:span><text:span text:style-name="T13">~Handler()</text:span><text:span text:style-name="T21"> - деконструктор, освобождающий память, </text:span><text:span text:style-name="T13">void push()</text:span><text:span text:style-name="T21"> - метод помещения нового элемента в очередь, </text:span><text:span text:style-name="T13">bool pop()</text:span><text:span text:style-name="T21"> - метод извлечения элемента из очереди, </text:span><text:span text:style-name="T13">void deleteRecursive() </text:span><text:span text:style-name="T18">- рекурсивное удаление очереди.</text:span></text:p>
      <text:p text:style-name="P31"><text:span text:style-name="T18">М</text:span><text:span text:style-name="T14">етоды </text:span><text:span text:style-name="T12">push <text:s/></text:span><text:span text:style-name="T14">и </text:span><text:span text:style-name="T12">pop </text:span><text:span text:style-name="T14">содержат CAS для реализации очередь без блокировок. Для добавления нового узла в очередь выполняется сравнение с обменом для изменения ссылки на следующий элемент хвостового узла и изменение самого хвостового узла. </text:span><text:span text:style-name="T19">Для извлечения элемента, в случае, если очередь не пуста, выполняется сравнение с обменом головного узла, головной узел заменяется следующим за ним.</text:span></text:p>
      <text:p text:style-name="P8"><text:span text:style-name="T14">2. Были произведены замеры времени в зависимости от количества производителей и потребителей для тонкой и грубой блокировок </text:span><text:span text:style-name="T19">и для очереди без блокировок.</text:span><text:span text:style-name="T14">. </text:span><text:span text:style-name="T15">Во всех случаях количество задач — </text:span><text:span text:style-name="T16">100</text:span><text:span text:style-name="T15">00.</text:span><text:span text:style-name="T14"> Результаты представлены в таблицах 1 - </text:span><text:span text:style-name="T19">3</text:span><text:span text:style-name="T14">.</text:span></text:p>
      <text:p text:style-name="P34">Таблица 1 — Время выполнения программы с грубой блокировкой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2">Количество производителей/потребителей</text:p>
          </table:table-cell>
          <table:table-cell table:style-name="Таблица2.B1" office:value-type="string">
            <text:p text:style-name="P22">Время, <text:span text:style-name="T20">мс</text:span></text:p>
          </table:table-cell>
        </table:table-row>
        <text:soft-page-break/>
        <table:table-row>
          <table:table-cell table:style-name="Таблица2.A2" office:value-type="string">
            <text:p text:style-name="P21">2/2</text:p>
          </table:table-cell>
          <table:table-cell table:style-name="Таблица2.B2" office:value-type="string">
            <text:p text:style-name="P38">616</text:p>
          </table:table-cell>
        </table:table-row>
        <table:table-row>
          <table:table-cell table:style-name="Таблица2.A2" office:value-type="string">
            <text:p text:style-name="P21">10/2</text:p>
          </table:table-cell>
          <table:table-cell table:style-name="Таблица2.B2" office:value-type="string">
            <text:p text:style-name="P38">609</text:p>
          </table:table-cell>
        </table:table-row>
        <table:table-row>
          <table:table-cell table:style-name="Таблица2.A2" office:value-type="string">
            <text:p text:style-name="P21">2/10</text:p>
          </table:table-cell>
          <table:table-cell table:style-name="Таблица2.B2" office:value-type="string">
            <text:p text:style-name="P38">1223</text:p>
          </table:table-cell>
        </table:table-row>
        <table:table-row>
          <table:table-cell table:style-name="Таблица2.A2" office:value-type="string">
            <text:p text:style-name="P21">50/50</text:p>
          </table:table-cell>
          <table:table-cell table:style-name="Таблица2.B2" office:value-type="string">
            <text:p text:style-name="P38">1301</text:p>
          </table:table-cell>
        </table:table-row>
        <table:table-row>
          <table:table-cell table:style-name="Таблица2.A2" office:value-type="string">
            <text:p text:style-name="P21">100/50</text:p>
          </table:table-cell>
          <table:table-cell table:style-name="Таблица2.B2" office:value-type="string">
            <text:p text:style-name="P38">1413</text:p>
          </table:table-cell>
        </table:table-row>
        <table:table-row>
          <table:table-cell table:style-name="Таблица2.A7" office:value-type="string">
            <text:p text:style-name="P21">50/100</text:p>
          </table:table-cell>
          <table:table-cell table:style-name="Таблица2.B7" office:value-type="string">
            <text:p text:style-name="P38">1456</text:p>
          </table:table-cell>
        </table:table-row>
        <table:table-row>
          <table:table-cell table:style-name="Таблица2.A8" office:value-type="string">
            <text:p text:style-name="P21">100/100</text:p>
          </table:table-cell>
          <table:table-cell table:style-name="Таблица2.B8" office:value-type="string">
            <text:p text:style-name="P38">1352</text:p>
          </table:table-cell>
        </table:table-row>
      </table:table>
      <text:p text:style-name="P27"/>
      <text:p text:style-name="P14"><text:span text:style-name="T14">Таблица 2 — Время выполнения программы с тонкой блокиро</text:span><text:span text:style-name="T17">в</text:span><text:span text:style-name="T14">кой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2">Количество производителей/потребителей</text:p>
          </table:table-cell>
          <table:table-cell table:style-name="Таблица3.B1" office:value-type="string">
            <text:p text:style-name="P22">Время, <text:span text:style-name="T20">мс</text:span></text:p>
          </table:table-cell>
        </table:table-row>
        <table:table-row>
          <table:table-cell table:style-name="Таблица3.A2" office:value-type="string">
            <text:p text:style-name="P21">2/2</text:p>
          </table:table-cell>
          <table:table-cell table:style-name="Таблица3.B2" office:value-type="string">
            <text:p text:style-name="P38">642</text:p>
          </table:table-cell>
        </table:table-row>
        <table:table-row>
          <table:table-cell table:style-name="Таблица3.A2" office:value-type="string">
            <text:p text:style-name="P21">10/2</text:p>
          </table:table-cell>
          <table:table-cell table:style-name="Таблица3.B2" office:value-type="string">
            <text:p text:style-name="P38">638</text:p>
          </table:table-cell>
        </table:table-row>
        <table:table-row>
          <table:table-cell table:style-name="Таблица3.A2" office:value-type="string">
            <text:p text:style-name="P21">2/10</text:p>
          </table:table-cell>
          <table:table-cell table:style-name="Таблица3.B2" office:value-type="string">
            <text:p text:style-name="P38">1226</text:p>
          </table:table-cell>
        </table:table-row>
        <table:table-row>
          <table:table-cell table:style-name="Таблица3.A2" office:value-type="string">
            <text:p text:style-name="P21">50/50</text:p>
          </table:table-cell>
          <table:table-cell table:style-name="Таблица3.B2" office:value-type="string">
            <text:p text:style-name="P38">1475</text:p>
          </table:table-cell>
        </table:table-row>
        <table:table-row>
          <table:table-cell table:style-name="Таблица3.A2" office:value-type="string">
            <text:p text:style-name="P21">100/50</text:p>
          </table:table-cell>
          <table:table-cell table:style-name="Таблица3.B2" office:value-type="string">
            <text:p text:style-name="P38">1416</text:p>
          </table:table-cell>
        </table:table-row>
        <table:table-row>
          <table:table-cell table:style-name="Таблица3.A2" office:value-type="string">
            <text:p text:style-name="P21">50/100</text:p>
          </table:table-cell>
          <table:table-cell table:style-name="Таблица3.B2" office:value-type="string">
            <text:p text:style-name="P38">1512</text:p>
          </table:table-cell>
        </table:table-row>
        <table:table-row>
          <table:table-cell table:style-name="Таблица3.A2" office:value-type="string">
            <text:p text:style-name="P21">100/100</text:p>
          </table:table-cell>
          <table:table-cell table:style-name="Таблица3.B2" office:value-type="string">
            <text:p text:style-name="P38">1502</text:p>
          </table:table-cell>
        </table:table-row>
      </table:table>
      <text:p text:style-name="P28"/>
      <text:p text:style-name="P35"><text:span text:style-name="T14">Таблица </text:span><text:span text:style-name="T19">3</text:span><text:span text:style-name="T14"> — Время выполнения программы </text:span><text:span text:style-name="T19">без </text:span><text:span text:style-name="T14">блокиро</text:span><text:span text:style-name="T17">в</text:span><text:span text:style-name="T19">ок</text:span><text:span text:style-name="T14">.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6">Количество производителей/потребителей</text:p>
          </table:table-cell>
          <table:table-cell table:style-name="Таблица4.B1" office:value-type="string">
            <text:p text:style-name="P36">Время, <text:span text:style-name="T20">мс</text:span></text:p>
          </table:table-cell>
        </table:table-row>
        <table:table-row>
          <table:table-cell table:style-name="Таблица4.A2" office:value-type="string">
            <text:p text:style-name="P37">2/2</text:p>
          </table:table-cell>
          <table:table-cell table:style-name="Таблица4.B2" office:value-type="string">
            <text:p text:style-name="P39">758</text:p>
          </table:table-cell>
        </table:table-row>
        <table:table-row>
          <table:table-cell table:style-name="Таблица4.A2" office:value-type="string">
            <text:p text:style-name="P37">10/2</text:p>
          </table:table-cell>
          <table:table-cell table:style-name="Таблица4.B2" office:value-type="string">
            <text:p text:style-name="P40">1206</text:p>
          </table:table-cell>
        </table:table-row>
        <table:table-row>
          <table:table-cell table:style-name="Таблица4.A2" office:value-type="string">
            <text:p text:style-name="P37">2/10</text:p>
          </table:table-cell>
          <table:table-cell table:style-name="Таблица4.B2" office:value-type="string">
            <text:p text:style-name="P40">1098</text:p>
          </table:table-cell>
        </table:table-row>
        <table:table-row>
          <table:table-cell table:style-name="Таблица4.A2" office:value-type="string">
            <text:p text:style-name="P37">50/50</text:p>
          </table:table-cell>
          <table:table-cell table:style-name="Таблица4.B2" office:value-type="string">
            <text:p text:style-name="P39">1689</text:p>
          </table:table-cell>
        </table:table-row>
        <table:table-row>
          <table:table-cell table:style-name="Таблица4.A2" office:value-type="string">
            <text:p text:style-name="P37">100/50</text:p>
          </table:table-cell>
          <table:table-cell table:style-name="Таблица4.B2" office:value-type="string">
            <text:p text:style-name="P40">1873</text:p>
          </table:table-cell>
        </table:table-row>
        <table:table-row>
          <table:table-cell table:style-name="Таблица4.A2" office:value-type="string">
            <text:p text:style-name="P37">50/100</text:p>
          </table:table-cell>
          <table:table-cell table:style-name="Таблица4.B2" office:value-type="string">
            <text:p text:style-name="P40">1821</text:p>
          </table:table-cell>
        </table:table-row>
        <table:table-row>
          <table:table-cell table:style-name="Таблица4.A2" office:value-type="string">
            <text:p text:style-name="P37">100/100</text:p>
          </table:table-cell>
          <table:table-cell table:style-name="Таблица4.B2" office:value-type="string">
            <text:p text:style-name="P39">1963</text:p>
          </table:table-cell>
        </table:table-row>
      </table:table>
      <text:p text:style-name="P29"/>
      <text:p text:style-name="P32"><text:soft-page-break/>По таблицам видно, что программа с тонкими блокировками работает быстрее программы без блокировок.</text:p>
      <text:p text:style-name="P32">При большом количестве производителей программа работает медленнее чем в случае с большим <text:span text:style-name="T22">количеством потребителей.</text:span></text:p>
      <text:p text:style-name="P33">При большом количестве потоков, в реализации с блокировками потоки конкурируют за мьютекс, ожидая его освобождения, что приводит к временным потерям. В реализации без блокировок большое количество потоков приводит к большому количеству false в CAS, что также приводит к временным затратам. По таблицам можно сделать вывод, что захват мьютекса является более «легкой» операцией чем множество CAS. Также в реализации без блокировок требуется безопасно освобождать память, для чего используются указатели опасности, что также требует дополнительных временных затрат.</text:p>
      <text:p text:style-name="P9"/>
      <text:h text:style-name="P25" text:outline-level="2">Выводы.</text:h>
      <text:p text:style-name="P19">В ходе работы были изучены способы реализации потокобезопасных структур данных <text:span text:style-name="T22">без блокировок</text:span>.</text:p>
      <text:p text:style-name="P19">Была реализована очередь <text:span text:style-name="T23">без блокировок</text:span>.</text:p>
      <text:p text:style-name="P19">Была исследована зависимость количества и отношения производителей и потребителей ко времени выполнения программы. Было установлено, <text:span text:style-name="T23">что реализации с тонкими блокировками требует меньше времени для выполнения умножений чем реализация без блокировок, что связано с большим количеством возвращаемых CAS false и с необходимостью безопасного освобождения памяти, для чего используются указатели опасности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Times New Roman5" svg:font-family="'Times New Roman'" style:font-adornments="Полужирный Курсив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3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2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4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5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5H49M32S</meta:editing-duration>
    <meta:editing-cycles>127</meta:editing-cycles>
    <meta:generator>LibreOffice/7.3.7.2$Linux_X86_64 LibreOffice_project/30$Build-2</meta:generator>
    <dc:date>2023-10-30T12:39:37.123806152</dc:date>
    <meta:document-statistic meta:table-count="4" meta:image-count="0" meta:object-count="0" meta:page-count="4" meta:paragraph-count="84" meta:word-count="458" meta:character-count="3435" meta:non-whitespace-character-count="3056"/>
  </office:meta>
</office:document-meta>
</file>